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∼</mo>
        <mspace width="2em"/>
      </mrow>
      <mi>T</mi>
      <mspace width="10em"/>
      <mfrac>
        <mi>V</mi>
        <mi>T</mi>
      </mfrac>
      <mrow>
        <mspace width="2em"/>
        <mo stretchy="false">=</mo>
        <mspace width="2em"/>
      </mrow>
      <mtext>const</mtext>
      <mspace width="10em"/>
      <mfrac>
        <msub>
          <mi>V</mi>
          <mn>1</mn>
        </msub>
        <msub>
          <mi>V</mi>
          <mn>2</mn>
        </msub>
      </mfrac>
      <mrow>
        <mspace width="2em"/>
        <mo stretchy="false">=</mo>
        <mspace width="2em"/>
      </mrow>
      <mfrac>
        <msub>
          <mi>T</mi>
          <mn>1</mn>
        </msub>
        <msub>
          <mi>T</mi>
          <mn>2</mn>
        </msub>
      </mfrac>
    </mrow>
    <annotation encoding="StarMath 5.0">V ~sim~ T ~~~~~ V over T ~=~ "const" ~~~~~ V _1 over V _2 ~=~ T _1 over T _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0:08:25.146000000</meta:creation-date>
    <dc:date>2015-03-27T10:11:06.718000000</dc:date>
    <meta:editing-duration>PT2M41S</meta:editing-duration>
    <meta:editing-cycles>1</meta:editing-cycles>
    <meta:generator>LibreOffice/4.3.4.1$Windows_x86 LibreOffice_project/bc356b2f991740509f321d70e4512a6a54c5f243</meta:generator>
  </office:meta>
</office:document-meta>
</file>